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5dfbbe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3d2e6d" officeooo:paragraph-rsid="005f3484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3d2e6d" officeooo:paragraph-rsid="00610b8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5pt" fo:font-weight="bold" officeooo:rsid="003d2e6d" officeooo:paragraph-rsid="005f16bb" style:font-size-asian="5pt" style:font-weight-asian="bold" style:font-size-complex="5pt" style:font-weight-complex="bold"/>
    </style:style>
    <style:style style:name="P8" style:family="paragraph" style:parent-style-name="Standard">
      <style:text-properties style:font-name="Consolas" fo:font-size="11pt" style:text-underline-style="none" fo:font-weight="bold" officeooo:rsid="003d2e6d" officeooo:paragraph-rsid="005f16bb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3d2e6d" officeooo:paragraph-rsid="0045e98c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fo:font-weight="bold" officeooo:rsid="001708df" officeooo:paragraph-rsid="006ed87e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fo:font-weight="bold" officeooo:rsid="003d2e6d" officeooo:paragraph-rsid="006ed87e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Consolas" fo:font-size="9pt" style:text-underline-style="none" fo:font-weight="bold" officeooo:rsid="00200af4" officeooo:paragraph-rsid="006ed87e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Consolas" fo:font-size="5pt" fo:font-weight="bold" officeooo:rsid="003d2e6d" officeooo:paragraph-rsid="006ed87e" style:font-size-asian="5pt" style:font-weight-asian="bold" style:font-size-complex="5pt" style:font-weight-complex="bold"/>
    </style:style>
    <style:style style:name="P17" style:family="paragraph" style:parent-style-name="Standard">
      <style:text-properties style:font-name="Consolas" fo:font-size="11pt" style:text-underline-style="none" fo:font-weight="bold" officeooo:rsid="003d2e6d" officeooo:paragraph-rsid="006ed87e" style:font-size-asian="11pt" style:font-weight-asian="bold" style:font-size-complex="11pt" style:font-weight-complex="bold"/>
    </style:style>
    <style:style style:name="P18" style:family="paragraph" style:parent-style-name="Standard">
      <style:paragraph-properties fo:break-before="column"/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19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16ab7f"/>
    </style:style>
    <style:style style:name="T2" style:family="text">
      <style:text-properties officeooo:rsid="00200af4"/>
    </style:style>
    <style:style style:name="T3" style:family="text">
      <style:text-properties officeooo:rsid="00377b4e"/>
    </style:style>
    <style:style style:name="T4" style:family="text">
      <style:text-properties style:text-underline-style="solid" style:text-underline-width="auto" style:text-underline-color="font-color" officeooo:rsid="003d2e6d"/>
    </style:style>
    <style:style style:name="T5" style:family="text">
      <style:text-properties style:text-underline-style="solid" style:text-underline-width="auto" style:text-underline-color="font-color" officeooo:rsid="003ecac0"/>
    </style:style>
    <style:style style:name="T6" style:family="text">
      <style:text-properties officeooo:rsid="003d2e6d"/>
    </style:style>
    <style:style style:name="T7" style:family="text">
      <style:text-properties officeooo:rsid="003ecac0"/>
    </style:style>
    <style:style style:name="T8" style:family="text">
      <style:text-properties officeooo:rsid="003fd1c6"/>
    </style:style>
    <style:style style:name="T9" style:family="text">
      <style:text-properties officeooo:rsid="004a2f46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2a8c26" style:font-size-asian="11pt" style:font-size-complex="11pt"/>
    </style:style>
    <style:style style:name="T12" style:family="text">
      <style:text-properties fo:font-size="11pt" officeooo:rsid="003ecac0" style:font-size-asian="11pt" style:font-size-complex="11pt"/>
    </style:style>
    <style:style style:name="T13" style:family="text">
      <style:text-properties fo:font-size="11pt" officeooo:rsid="00377b4e" style:font-size-asian="11pt" style:font-size-complex="11pt"/>
    </style:style>
    <style:style style:name="T14" style:family="text">
      <style:text-properties fo:font-size="11pt" officeooo:rsid="005dfbbe" style:font-size-asian="11pt" style:font-size-complex="11pt"/>
    </style:style>
    <style:style style:name="T15" style:family="text">
      <style:text-properties fo:font-size="11pt" officeooo:rsid="001708df" style:font-size-asian="11pt" style:font-size-complex="11pt"/>
    </style:style>
    <style:style style:name="T16" style:family="text">
      <style:text-properties fo:font-size="11pt" style:text-underline-style="none" officeooo:rsid="003d2e6d" style:font-size-asian="11pt" style:font-size-complex="11pt"/>
    </style:style>
    <style:style style:name="T17" style:family="text">
      <style:text-properties fo:font-size="11pt" style:text-underline-style="none" officeooo:rsid="005dfbbe" style:font-size-asian="11pt" style:font-size-complex="11pt"/>
    </style:style>
    <style:style style:name="T18" style:family="text">
      <style:text-properties fo:font-size="5pt" style:font-size-asian="5pt" style:font-size-complex="5pt"/>
    </style:style>
    <style:style style:name="T19" style:family="text">
      <style:text-properties fo:font-size="5pt" officeooo:rsid="001708df" style:font-size-asian="5pt" style:font-size-complex="5pt"/>
    </style:style>
    <style:style style:name="T20" style:family="text">
      <style:text-properties officeooo:rsid="001708df"/>
    </style:style>
    <style:style style:name="T21" style:family="text">
      <style:text-properties officeooo:rsid="005f3484"/>
    </style:style>
    <style:style style:name="T22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23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><draw:custom-shape text:anchor-type="paragraph" draw:z-index="0" draw:style-name="gr1" draw:text-style-name="P19" svg:width="6.959cm" svg:height="1.779cm" svg:x="0.023cm" svg:y="1.577cm"><text:p><text:span text:style-name="T22"><text:s/></text:span><text:span text:style-name="T23">OBS! 1RU/1HJ/1SP/2KL kan vara </text:span><text:span text:style-name="T23"><text:line-break/></text:span><text:span text:style-name="T23"> <text:s text:c="7"/>4korts med </text:span><text:span text:style-name="T24">längre</text:span><text:span text:style-name="T23"> sidofärg.</text:span><text:span text:style-name="T23"><text:line-break/></text:span><text:span text:style-name="T23"> <text:s text:c="5"/>1NT lovar </text:span><text:span text:style-name="T24">ej</text:span><text:span text:style-name="T23"> balanserad hand.</text:span><text:span text:style-name="T23"><text:line-break/></text:span><text:span text:style-name="T23"> <text:s text:c="5"/>Många artificiella svarsbud!</text:span></text:p><draw:enhanced-geometry svg:viewBox="0 0 21600 21600" draw:type="rectangle" draw:enhanced-path="M 0 0 L 21600 0 21600 21600 0 21600 0 0 Z N"/></draw:custom-shape><text:span text:style-name="T4"><text:line-break/><text:line-break/></text:span><text:span text:style-name="T16">TURBO (</text:span><text:span text:style-name="T17">stark-1KL, </text:span><text:span text:style-name="T16">canapé-system)<text:line-break/></text:span></text:p>
      <text:p text:style-name="P7"/>
      <text:p text:style-name="P8"><text:s text:c="4"/></text:p>
      <text:p text:style-name="P3"><text:line-break/><text:line-break/><text:line-break/></text:p>
      <text:p text:style-name="P3"><text:span text:style-name="T10">1KL:</text:span> <text:s/><text:span text:style-name="T6">16+. Rondkrav. Relä-metoder.</text:span></text:p>
      <text:p text:style-name="P5">- <text:span text:style-name="T21">Artificiella svarsbud!</text:span><text:line-break/></text:p>
      <text:p text:style-name="P1"><text:span text:style-name="T10">1RU:</text:span> <text:s/><text:span text:style-name="T6">2+ru. 13-15:<text:line-break/> <text:s text:c="5"/>a) Bal. Även 5hö+332.<text:line-break/> <text:s text:c="5"/>b) 4441 med 4ru.<text:line-break/> <text:s text:c="5"/>c) Minst 4ru+5hö.</text:span></text:p>
      <text:p text:style-name="P6"><text:s text:c="6"/><text:span text:style-name="T9">d</text:span>) Minst 54/45 i lå.<text:line-break/>- <text:span text:style-name="T21">Artificiella svarsbud!</text:span><text:line-break/><text:span text:style-name="T19"><text:line-break/></text:span><text:span text:style-name="T15">1</text:span><text:span text:style-name="T11">HJ/1SP</text:span><text:span text:style-name="T15">:</text:span><text:span text:style-name="T20"> <text:s/>4+färg. 10-15:<text:line-break/> <text:s text:c="5"/>a) 10-13 bal m 4hö el 5hö+332.<text:line-break/> <text:s text:c="5"/>b) 10-12 Marmic.<text:line-break/> <text:s text:c="5"/>c) 10-15. Minst 4hö och 5+sidofärg.<text:line-break/> <text:s text:c="5"/>d) 12-15. Enfärgad 6+hö.<text:line-break/> <text:s text:c="5"/>e) 1HJ: 13-15. 4414 m singel-ru.</text:span></text:p>
      <text:p text:style-name="P4"><text:span text:style-name="T6">- Artificiella svar på 2-läget!<text:line-break/></text:span><text:span text:style-name="T18"><text:line-break/></text:span><text:span text:style-name="T10">1NT:</text:span> <text:s/><text:span text:style-name="T7">10-13, ej 4hö. Minst 44 i lå el 5+lå<text:line-break/> <text:s text:c="7"/>OBS! Lovar </text:span><text:span text:style-name="T5">ej</text:span><text:span text:style-name="T7"> balanserad!</text:span></text:p>
      <text:p text:style-name="P2"><text:span text:style-name="T18"><text:line-break/></text:span><text:span text:style-name="T12">2KL:</text:span><text:span text:style-name="T7"> <text:s/>13-15. Minst 4kl och 5+hö.<text:line-break/></text:span><text:span text:style-name="T18"><text:line-break/></text:span><text:span text:style-name="T10">2RU:</text:span> <text:s/><text:span text:style-name="T7">Multi-variant:</text:span><text:line-break/> <text:s text:c="5"/><text:span text:style-name="T3">a) <text:s/>8-11. Minst 5korts hö.<text:line-break/> <text:s text:c="5"/>b) 13-15. Minst 5hö+5ru.<text:line-break/></text:span><text:span text:style-name="T18"><text:line-break/></text:span><text:span text:style-name="T13">2</text:span><text:span text:style-name="T14">HJ/2SP</text:span><text:span text:style-name="T13">:</text:span><text:span text:style-name="T3"> 10-13. Minst 5hö och 4lå.</text:span></text:p>
      <text:p text:style-name="P2"><text:span text:style-name="T1"><text:s text:c="13"/>(Inkl 6-4 och 5-5.)<text:line-break/></text:span><text:span text:style-name="T18"><text:line-break/></text:span><text:span text:style-name="T10">2NT:</text:span> <text:s/><text:span text:style-name="T8">13-15</text:span>. <text:span text:style-name="T8">Enfärgad 6+lå.</text:span></text:p>
      <text:p text:style-name="P1"><text:line-break/>Mot 1NT: <text:span text:style-name="T8">Konv.<text:line-break/></text:span></text:p>
      <text:p text:style-name="P1">Utspel: 10-12. <text:s/></text:p>
      <text:p text:style-name="P1">Markeringar: Schneider, Malmö, <text:span text:style-name="T2">Lav.</text:span></text:p>
      <text:p text:style-name="P14"><text:line-break/></text:p>
      <text:p text:style-name="P18"/>
      <text:p text:style-name="P12"><draw:custom-shape text:anchor-type="paragraph" draw:z-index="1" draw:style-name="gr1" draw:text-style-name="P19" svg:width="6.959cm" svg:height="1.779cm" svg:x="0.023cm" svg:y="1.577cm"><text:p><text:span text:style-name="T22"><text:s/></text:span><text:span text:style-name="T23">OBS! 1RU/1HJ/1SP/2KL kan vara </text:span><text:span text:style-name="T23"><text:line-break/></text:span><text:span text:style-name="T23"> <text:s text:c="7"/>4korts med </text:span><text:span text:style-name="T24">längre</text:span><text:span text:style-name="T23"> sidofärg.</text:span><text:span text:style-name="T23"><text:line-break/></text:span><text:span text:style-name="T23"> <text:s text:c="5"/>1NT lovar </text:span><text:span text:style-name="T24">ej</text:span><text:span text:style-name="T23"> balanserad hand.</text:span><text:span text:style-name="T23"><text:line-break/></text:span><text:span text:style-name="T23"> <text:s text:c="5"/>Många artificiella svarsbud!</text:span></text:p><draw:enhanced-geometry svg:viewBox="0 0 21600 21600" draw:type="rectangle" draw:enhanced-path="M 0 0 L 21600 0 21600 21600 0 21600 0 0 Z N"/></draw:custom-shape><text:span text:style-name="T4"><text:line-break/><text:line-break/></text:span><text:span text:style-name="T16">TURBO (</text:span><text:span text:style-name="T17">stark-1KL, </text:span><text:span text:style-name="T16">canapé-system)<text:line-break/></text:span></text:p>
      <text:p text:style-name="P16"/>
      <text:p text:style-name="P17"><text:s text:c="4"/></text:p>
      <text:p text:style-name="P12"><text:line-break/><text:line-break/><text:line-break/></text:p>
      <text:p text:style-name="P12"><text:span text:style-name="T10">1KL:</text:span> <text:s/><text:span text:style-name="T6">16+. Rondkrav. Relä-metoder.</text:span></text:p>
      <text:p text:style-name="P13">- <text:span text:style-name="T21">Artificiella svarsbud!</text:span><text:line-break/></text:p>
      <text:p text:style-name="P12"><text:span text:style-name="T10">1RU:</text:span> <text:s/><text:span text:style-name="T6">2+ru. 13-15:<text:line-break/> <text:s text:c="5"/>a) Bal. Även 5hö+332.<text:line-break/> <text:s text:c="5"/>b) 4441 med 4ru.<text:line-break/> <text:s text:c="5"/>c) Minst 4ru+5hö.</text:span></text:p>
      <text:p text:style-name="P13"><text:s text:c="6"/><text:span text:style-name="T9">d</text:span>) Minst 54/45 i lå.<text:line-break/>- <text:span text:style-name="T21">Artificiella svarsbud!</text:span><text:line-break/><text:span text:style-name="T19"><text:line-break/></text:span><text:span text:style-name="T15">1</text:span><text:span text:style-name="T11">HJ/1SP</text:span><text:span text:style-name="T15">:</text:span><text:span text:style-name="T20"> <text:s/>4+färg. 10-15:<text:line-break/> <text:s text:c="5"/>a) 10-13 bal m 4hö el 5hö+332.<text:line-break/> <text:s text:c="5"/>b) 10-12 Marmic.<text:line-break/> <text:s text:c="5"/>c) 10-15. Minst 4hö och 5+sidofärg.<text:line-break/> <text:s text:c="5"/>d) 12-15. Enfärgad 6+hö.<text:line-break/> <text:s text:c="5"/>e) 1HJ: 13-15. 4414 m singel-ru.</text:span></text:p>
      <text:p text:style-name="P12"><text:span text:style-name="T6">- Artificiella svar på 2-läget!<text:line-break/></text:span><text:span text:style-name="T18"><text:line-break/></text:span><text:span text:style-name="T10">1NT:</text:span> <text:s/><text:span text:style-name="T7">10-13, ej 4hö. Minst 44 i lå el 5+lå<text:line-break/> <text:s text:c="7"/>OBS! Lovar </text:span><text:span text:style-name="T5">ej</text:span><text:span text:style-name="T7"> balanserad!</text:span></text:p>
      <text:p text:style-name="P12"><text:span text:style-name="T18"><text:line-break/></text:span><text:span text:style-name="T12">2KL:</text:span><text:span text:style-name="T7"> <text:s/>13-15. Minst 4kl och 5+hö.<text:line-break/></text:span><text:span text:style-name="T18"><text:line-break/></text:span><text:span text:style-name="T10">2RU:</text:span> <text:s/><text:span text:style-name="T7">Multi-variant:</text:span><text:line-break/> <text:s text:c="5"/><text:span text:style-name="T3">a) <text:s/>8-11. Minst 5korts hö.<text:line-break/> <text:s text:c="5"/>b) 13-15. Minst 5hö+5ru.<text:line-break/></text:span><text:span text:style-name="T18"><text:line-break/></text:span><text:span text:style-name="T13">2</text:span><text:span text:style-name="T14">HJ/2SP</text:span><text:span text:style-name="T13">:</text:span><text:span text:style-name="T3"> 10-13. Minst 5hö och 4lå.</text:span></text:p>
      <text:p text:style-name="P12"><text:span text:style-name="T1"><text:s text:c="13"/>(Inkl 6-4 och 5-5.)<text:line-break/></text:span><text:span text:style-name="T18"><text:line-break/></text:span><text:span text:style-name="T10">2NT:</text:span> <text:s/><text:span text:style-name="T8">13-15</text:span>. <text:span text:style-name="T8">Enfärgad 6+lå.</text:span></text:p>
      <text:p text:style-name="P12"><text:line-break/>Mot 1NT: <text:span text:style-name="T8">Konv.<text:line-break/></text:span></text:p>
      <text:p text:style-name="P12">Utspel: 10-12. <text:s/></text:p>
      <text:p text:style-name="P12">Markeringar: Schneider, Malmö, <text:span text:style-name="T2">Lav.</text:span></text:p>
      <text:p text:style-name="P1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10-12T00:32:34.309000000</meta:print-date>
    <dc:date>2019-02-05T19:37:07.290000000</dc:date>
    <meta:editing-duration>PT3H1M22S</meta:editing-duration>
    <meta:editing-cycles>94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28" meta:word-count="240" meta:character-count="1672" meta:non-whitespace-character-count="1220"/>
  </office:meta>
</office:document-meta>
</file>